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officeooo:rsid="001143bd" officeooo:paragraph-rsid="001143bd" style:font-size-asian="12pt" style:font-size-complex="12pt"/>
    </style:style>
    <style:style style:name="T1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@rofi</text:p>
      <text:p text:style-name="P1">*/</text:p>
      <text:p text:style-name="P1"/>
      <text:p text:style-name="P1">/*convert temperature from celcius scale to fehrenheit scale &amp; vise versa*/</text:p>
      <text:p text:style-name="P1">#include&lt;iostream&gt;</text:p>
      <text:p text:style-name="P1">#include&lt;cmath&gt;</text:p>
      <text:p text:style-name="P1">#include&lt;cctype&gt;</text:p>
      <text:p text:style-name="P1">using namespace std;</text:p>
      <text:p text:style-name="P1"/>
      <text:p text:style-name="P1">/**</text:p>
      <text:p text:style-name="P1">*converts temp</text:p>
      <text:p text:style-name="P1">by default choice </text:p>
      <text:p text:style-name="P1">is to convert </text:p>
      <text:p text:style-name="P1">to fehrenheiht</text:p>
      <text:p text:style-name="P1">**/</text:p>
      <text:p text:style-name="P1"/>
      <text:p text:style-name="P1">float convert_temp(float temp,char choice = 'F')</text:p>
      <text:p text:style-name="P1">{</text:p>
      <text:p text:style-name="P1"><text:tab/>//conversion to fehren</text:p>
      <text:p text:style-name="P1"><text:tab/>if(choice == 'F' || choice == 'f'){</text:p>
      <text:p text:style-name="P1"><text:tab/><text:tab/>return float((9/5)*temp + 32);</text:p>
      <text:p text:style-name="P1"><text:tab/>}</text:p>
      <text:p text:style-name="P1"/>
      <text:p text:style-name="P1"><text:s text:c="4"/>//conversion to celcius</text:p>
      <text:p text:style-name="P1"><text:tab/>else if(choice == 'C' || choice == 'c'){</text:p>
      <text:p text:style-name="P1"><text:tab/><text:tab/>return float((temp - 32)*(5/9));</text:p>
      <text:p text:style-name="P1"><text:tab/>}</text:p>
      <text:p text:style-name="P1"><text:s text:c="4"/></text:p>
      <text:p text:style-name="P1"><text:s text:c="4"/>//throw excepction</text:p>
      <text:p text:style-name="P1"><text:tab/>else throw "Invalid Choice !!!";</text:p>
      <text:p text:style-name="P1"/>
      <text:p text:style-name="P1">}</text:p>
      <text:p text:style-name="P1"/>
      <text:p text:style-name="P1">int main()</text:p>
      <text:p text:style-name="P1">{</text:p>
      <text:p text:style-name="P1"><text:tab/>char choice;</text:p>
      <text:p text:style-name="P1"><text:tab/>float temp;</text:p>
      <text:p text:style-name="P1"/>
      <text:p text:style-name="P1"><text:tab/>cout&lt;&lt;"Enter Your Temperature :";</text:p>
      <text:p text:style-name="P1"><text:tab/>cin&gt;&gt;temp;</text:p>
      <text:p text:style-name="P1"/>
      <text:p text:style-name="P1"><text:tab/>cout&lt;&lt;"Choose Conversion Scale&lt;F for Fahrenheit , C for Celsius&gt; :";</text:p>
      <text:p text:style-name="P1"><text:s text:c="4"/>cin&gt;&gt;choice;</text:p>
      <text:p text:style-name="P1"/>
      <text:p text:style-name="P1"/>
      <text:p text:style-name="P1"><text:s text:c="4"/>//using try catch block </text:p>
      <text:p text:style-name="P1"><text:s text:c="4"/>try{</text:p>
      <text:p text:style-name="P1"><text:s text:c="4"/><text:tab/>cout&lt;&lt;"Converted Temperature is : "&lt;&lt;convert_temp(temp,choice)&lt;&lt;"\n";</text:p>
      <text:p text:style-name="P1"><text:s text:c="4"/>}catch(const char *msg){</text:p>
      <text:p text:style-name="P1"><text:s text:c="4"/><text:tab/>//show the error msg</text:p>
      <text:p text:style-name="P1"><text:s text:c="4"/><text:tab/>cout&lt;&lt;msg&lt;&lt;"\n";</text:p>
      <text:p text:style-name="P1"><text:soft-page-break/></text:p>
      <text:p text:style-name="P1"><text:s text:c="4"/>}</text:p>
      <text:p text:style-name="P1"/>
      <text:p text:style-name="P1"/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14:26:04.654729286</dc:date>
    <meta:editing-duration>PT58S</meta:editing-duration>
    <meta:editing-cycles>1</meta:editing-cycles>
    <meta:document-statistic meta:table-count="0" meta:image-count="0" meta:object-count="0" meta:page-count="2" meta:paragraph-count="45" meta:word-count="123" meta:character-count="892" meta:non-whitespace-character-count="747"/>
    <meta:generator>LibreOffice/5.1.4.2$Linux_X86_64 LibreOffice_project/10m0$Build-2</meta:generator>
  </office:meta>
</office:document-meta>
</file>